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/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table:number-columns-repeated="2"/>
          <table:table-cell office:value-type="string" calcext:value-type="string">
            <text:p>Emax = 800 keV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62" calcext:value-type="float">
            <text:p>1.36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99" calcext:value-type="float">
            <text:p>1.599</text:p>
          </table:table-cell>
          <table:table-cell table:number-columns-repeated="2"/>
          <table:table-cell office:value-type="string" calcext:value-type="string">
            <text:p>40keV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62" calcext:value-type="float">
            <text:p>1.5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2" calcext:value-type="float">
            <text:p>2.11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187" calcext:value-type="float">
            <text:p>2.187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249" calcext:value-type="float">
            <text:p>2.2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436" calcext:value-type="float">
            <text:p>2.43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961" calcext:value-type="float">
            <text:p>2.9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11" calcext:value-type="float">
            <text:p>3.31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124" calcext:value-type="float">
            <text:p>3.12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236" calcext:value-type="float">
            <text:p>3.236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74" calcext:value-type="float">
            <text:p>2.974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824" calcext:value-type="float">
            <text:p>2.8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49" calcext:value-type="float">
            <text:p>2.449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599" calcext:value-type="float">
            <text:p>2.59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361" calcext:value-type="float">
            <text:p>3.361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36" calcext:value-type="float">
            <text:p>3.536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161" calcext:value-type="float">
            <text:p>3.1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49" calcext:value-type="float">
            <text:p>1.94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387" calcext:value-type="float">
            <text:p>1.38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725" calcext:value-type="float">
            <text:p>0.72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string" calcext:value-type="string">
            <text:p>(фон)</text:p>
          </table:table-cell>
          <table:table-cell office:value-type="float" office:value="1.1121" calcext:value-type="float">
            <text:p>1.112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537" calcext:value-type="float">
            <text:p>1.537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636" calcext:value-type="float">
            <text:p>2.636</text:p>
          </table:table-cell>
          <table:table-cell table:number-columns-repeated="3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361" calcext:value-type="float">
            <text:p>2.361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86" calcext:value-type="float">
            <text:p>3.68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049" calcext:value-type="float">
            <text:p>3.049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11" calcext:value-type="float">
            <text:p>2.6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4:29:29.996508132</meta:creation-date>
    <dc:date>2024-10-02T22:30:56.145954627</dc:date>
    <meta:editing-duration>PT2H16M53S</meta:editing-duration>
    <meta:editing-cycles>2</meta:editing-cycles>
    <meta:generator>LibreOffice/24.2.4.2$Linux_X86_64 LibreOffice_project/420$Build-2</meta:generator>
    <meta:document-statistic meta:table-count="1" meta:cell-count="68" meta:object-count="0"/>
  </office:meta>
</office:document-meta>
</file>